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0"/>
    <style:style style:name="P46" style:family="paragraph" style:parent-style-name="Standard" style:list-style-name="L41"/>
    <style:style style:name="P47" style:family="paragraph" style:parent-style-name="Standard" style:list-style-name="L43"/>
    <style:style style:name="P48" style:family="paragraph" style:parent-style-name="Standard" style:list-style-name="L42">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Standard"/>
      <text:p text:style-name="Standard">version 3.2.9</text:p>
      <text:list xml:id="list5602368642448971925" text:style-name="L43">
        <text:list-item>
          <text:p text:style-name="P47">Changed main plot so that the scroll wheel only zooms the x axis.</text:p>
        </text:list-item>
        <text:list-item>
          <text:p text:style-name="P47">Changed lightcurve plot so that it conforms properly to 'start-of-exposure'.<text:line-break/></text:p>
        </text:list-item>
      </text:list>
      <text:p text:style-name="Standard">version 3.2.8</text:p>
      <text:list xml:id="list2354342713251339670" text:style-name="L1">
        <text:list-item>
          <text:p text:style-name="P6">Changed font size in help files --- it was fine for Mac but too big for Win10<text:line-break/></text:p>
        </text:list-item>
      </text:list>
      <text:p text:style-name="Standard">version 3.2.7</text:p>
      <text:list xml:id="list2162951836779526655" text:style-name="L2">
        <text:list-item>
          <text:p text:style-name="P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772349209989679255" text:style-name="L3">
        <text:list-item>
          <text:p text:style-name="P8">This is a 'cosmetic' release --- there should be NO detectable differences from version 3.2.5 in terms of functionality.</text:p>
        </text:list-item>
        <text:list-item>
          <text:p text:style-name="P8">All python files were brought into compliance with PEP 8 coding standards. <text:s/>Only I care about that.</text:p>
        </text:list-item>
        <text:list-item>
          <text:p text:style-name="P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All this 'cosmetic' work is in preparation for working on PyOTE issues again.<text:line-break/> </text:p>
        </text:list-item>
      </text:list>
      <text:p text:style-name="Standard">version 3.2.5</text:p>
      <text:list xml:id="list1945481858760720828" text:style-name="L4">
        <text:list-item>
          <text:p text:style-name="P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28587025362249627" text:style-name="L5">
        <text:list-item>
          <text:p text:style-name="P10">Modified the test for newer version to accommodate the different strings returned by pip 18.1 and pip 19.0+</text:p>
        </text:list-item>
        <text:list-item>
          <text:p text:style-name="P10">Added ability to invoke PyOTE from PyMovie with an externally supplied csv file that is automatically opened.<text:line-break/></text:p>
        </text:list-item>
      </text:list>
      <text:p text:style-name="Standard">version 3.2.3</text:p>
      <text:list xml:id="list8655353635802829776" text:style-name="L6">
        <text:list-item>
          <text:p text:style-name="P1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soft-page-break/></text:p>
        </text:list-item>
        <text:list-item>
          <text:p text:style-name="P11">Added support for the PyMovie csv format<text:line-break/></text:p>
        </text:list-item>
      </text:list>
      <text:p text:style-name="Standard">version 3.2.1</text:p>
      <text:list xml:id="list6906453089669384893" text:style-name="L7">
        <text:list-item>
          <text:p text:style-name="P1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369194549314026203" text:style-name="L8">
        <text:list-item>
          <text:p text:style-name="P13">Changed GUI to better align text on min max edit boxes to avoid confusion.<text:line-break/></text:p>
        </text:list-item>
      </text:list>
      <text:p text:style-name="Standard">version 3.1.9</text:p>
      <text:list xml:id="list4959981981139068658" text:style-name="L9">
        <text:list-item>
          <text:p text:style-name="P14">Fixed a bug in the test for a min/max solution search being constrained by a too large min value.<text:line-break/></text:p>
        </text:list-item>
      </text:list>
      <text:p text:style-name="Standard">version 3.1.8</text:p>
      <text:list xml:id="list1060748041263050265" text:style-name="L10">
        <text:list-item>
          <text:p text:style-name="P15">version 3.1.7 was released without an updated version history. <text:s/>Here is what was changed in 3.1.7:<text:line-break/></text:p>
        </text:list-item>
        <text:list-item>
          <text:p text:style-name="P1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716816489341293334" text:style-name="L11">
        <text:list-item>
          <text:p text:style-name="P16">Values entered in the Manual Timestamp Entry dialog box are now 'sticky', thus making corrections easy to do without requiring re-entry of all data. </text:p>
          <text:p text:style-name="P16"><text:line-break/>Also trapped is the case where a user has entered a custom frame time but failed to click the radio button indicating that it is to be used.<text:line-break/></text:p>
        </text:list-item>
      </text:list>
      <text:p text:style-name="Standard">version 3.1.5:</text:p>
      <text:list xml:id="list5849473350079966395" text:style-name="L12">
        <text:list-item>
          <text:p text:style-name="P17">Added additional tests of candidate solutions against a straight line so that there <text:s/>should always be agreement between a solution found by a min/max event size <text:soft-page-break/>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891018333872361812" text:style-name="L13">
        <text:list-item>
          <text:p text:style-name="P18">Fixed error in new dropped reading detection logic when light curve was processed in field mode.<text:line-break/></text:p>
        </text:list-item>
        <text:list-item>
          <text:p text:style-name="P18">Cleaned up some language in tooltips.<text:line-break/></text:p>
        </text:list-item>
      </text:list>
      <text:p text:style-name="Standard">version 3.1.3:</text:p>
      <text:list xml:id="list1333865754717052692" text:style-name="L14">
        <text:list-item>
          <text:p text:style-name="P19">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9">Eliminated the 'entry num' column in the data matrix at the lower left of the GUI. The 'entry num' is unused and a possible source of confusion with the frame or field number for the unwary.<text:line-break/></text:p>
        </text:list-item>
        <text:list-item>
          <text:p text:style-name="P1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742515212940548941" text:style-name="L15">
        <text:list-item>
          <text:p text:style-name="P2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6768250652248083505" text:style-name="L16">
        <text:list-item>
          <text:p text:style-name="P2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soft-page-break/></text:p>
        </text:list-item>
        <text:list-item>
          <text:p text:style-name="P2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24608811765194223" text:style-name="L17">
        <text:list-item>
          <text:p text:style-name="P2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384736232717090511" text:style-name="L18">
        <text:list-item>
          <text:p text:style-name="P2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557900196610341009" text:style-name="L19">
        <text:list-item>
          <text:p text:style-name="P2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6070734943308060499" text:style-name="L20">
        <text:list-item>
          <text:p text:style-name="P2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656460873515621187" text:style-name="L21">
        <text:list-item>
          <text:p text:style-name="P2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712816752484927103" text:style-name="L22">
        <text:list-item>
          <text:p text:style-name="P27">Disable the Accept integration button when user overrides an automatic block analysis with a manual block selection followed by a click on the Block integrate <text:soft-page-break/>button.<text:line-break/></text:p>
        </text:list-item>
      </text:list>
      <text:p text:style-name="Standard">version 2.1.4:</text:p>
      <text:list xml:id="list2206201612879663592" text:style-name="L23">
        <text:list-item>
          <text:p text:style-name="P28">Corrected a bug that kept manual selection of block integration from being performed after a refusal to accept the automatic block analysis results.<text:line-break/></text:p>
        </text:list-item>
      </text:list>
      <text:p text:style-name="Standard">version 2.1.3:</text:p>
      <text:list xml:id="list1360109480195167178" text:style-name="L24">
        <text:list-item>
          <text:p text:style-name="P2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671021144999271440" text:style-name="L25">
        <text:list-item>
          <text:p text:style-name="P3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198976272759849169" text:style-name="L26">
        <text:list-item>
          <text:p text:style-name="P31">Added progress bar tracking of block integration analysis because it can take an extended amount of time to complete the analysis when the light curve has many points.<text:line-break/></text:p>
        </text:list-item>
      </text:list>
      <text:p text:style-name="Standard">version 2.1.0</text:p>
      <text:list xml:id="list1280796550356022175" text:style-name="L27">
        <text:list-item>
          <text:p text:style-name="P3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727536079576733190" text:style-name="L28">
        <text:list-item>
          <text:p text:style-name="P33">Made the selection of Tooltip display 'sticky'</text:p>
        </text:list-item>
        <text:list-item>
          <text:p text:style-name="P33">Duration calculation when D and R span midnight now handled correctly</text:p>
        </text:list-item>
      </text:list>
      <text:p text:style-name="Standard"/>
      <text:p text:style-name="Standard">version 2.0.8</text:p>
      <text:list xml:id="list2430208550892870704" text:style-name="L29">
        <text:list-item>
          <text:p text:style-name="P34">toolTips changed to invoke and display in a custom dialog box that can be moved and resized to better accommodate legacy displays</text:p>
        </text:list-item>
        <text:list-item>
          <text:p text:style-name="P34">Calc flash timing calculation fixed to properly deal with the non-integer frame numbers that can result from field processed csv files</text:p>
        </text:list-item>
        <text:list-item>
          <text:p text:style-name="P34">Flash timing has been verified to work with integrated light curves</text:p>
        </text:list-item>
        <text:list-item>
          <text:p text:style-name="P3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text:soft-page-break/></text:p>
      <text:list xml:id="list9136467504595555177" text:style-name="L30">
        <text:list-item>
          <text:p text:style-name="P35">Adds a button to calculate the edge position of an LED timing flash.</text:p>
        </text:list-item>
        <text:list-item>
          <text:p text:style-name="P3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3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5">Adds a checkbox to force manual entry of timestamp info. <text:s/>This is useful when OCR on a VTI timed light curve has catastrophic errors. <text:s/>It is always employed when using LED flash timing.</text:p>
        </text:list-item>
      </text:list>
      <text:list xml:id="list3557300143784065548" text:style-name="L31">
        <text:list-item>
          <text:p text:style-name="P3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1114128017865112789" text:style-name="L32">
        <text:list-item>
          <text:p text:style-name="P3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398372741812548791" text:style-name="L33">
        <text:list-item>
          <text:p text:style-name="P38">files generated by pyote now contain PYOTE in the filename.<text:line-break/></text:p>
        </text:list-item>
        <text:list-item>
          <text:p text:style-name="P3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343323011549995272" text:style-name="L34">
        <text:list-item>
          <text:p text:style-name="P3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223370067898177310" text:style-name="L35">
        <text:list-item>
          <text:p text:style-name="P4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072522751072415465" text:style-name="L36">
        <text:list-item>
          <text:p text:style-name="P41">Note: this version has many significant changes. <text:s/>If you lose confidence in this version, remember that you can always go back to version 1.47 by typing ---<text:line-break/><text:line-break/><text:soft-page-break/><text:tab/>pip install pyote==1.47<text:line-break/><text:line-break/>in an Anaconda console. (Be sure to use double == signs in the command.)<text:line-break/></text:p>
        </text:list-item>
      </text:list>
      <text:list xml:id="list4633752238190612460" text:style-name="L37">
        <text:list-item>
          <text:p text:style-name="P42">improved handling of D and R region selection so that one cannot enter an invalid configuration --- automatic corrections/changes are applied.<text:line-break/></text:p>
        </text:list-item>
        <text:list-item>
          <text:p text:style-name="P4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4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013370354377166316" text:style-name="L38">
        <text:list-item>
          <text:p text:style-name="P43">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466353711023590222" text:style-name="L39">
        <text:list-item>
          <text:p text:style-name="P4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1535782777338174662" text:style-name="L40">
        <text:list-item>
          <text:p text:style-name="P4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475327634192866053" text:style-name="L41">
        <text:list-item>
          <text:p text:style-name="P4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4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4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4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1290767393902460993" text:style-name="L42">
        <text:list-item>
          <text:p text:style-name="P48">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1-30T17:29:03</dc:date>
    <meta:editing-cycles>66</meta:editing-cycles>
    <meta:editing-duration>PT18H52M27S</meta:editing-duration>
    <meta:document-statistic meta:table-count="0" meta:image-count="2" meta:object-count="0" meta:page-count="9" meta:paragraph-count="130" meta:word-count="3564" meta:character-count="20941"/>
    <meta:template xlink:type="simple" xlink:actuate="onRequest" xlink:title="" xlink:href="Normal"/>
  </office:meta>
</office:document-meta>
</file>